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2244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5in" svg:height="3.0902in" svg:x="8.7067in" svg:y="0.272in">
            <draw:object draw:notify-on-update-of-ranges="Sheet1.A33:Sheet1.A33 Sheet1.A34:Sheet1.A36 Sheet1.B33:Sheet1.B33 Sheet1.B34:Sheet1.B36 Sheet1.C34:Sheet1.C36 Sheet1.C34:Sheet1.C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in" svg:height="3.1in" svg:x="8.739in" svg:y="3.4929in">
            <draw:object draw:notify-on-update-of-ranges="Sheet1.A38:Sheet1.A38 Sheet1.A39:Sheet1.A41 Sheet1.B38:Sheet1.B38 Sheet1.B39:Sheet1.B41 Sheet1.C39:Sheet1.C41 Sheet1.C39:Sheet1.C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5in" svg:height="3.1in" svg:x="8.7713in" svg:y="6.8913in">
            <draw:object draw:notify-on-update-of-ranges="Sheet1.A43:Sheet1.A43 Sheet1.A44:Sheet1.A46 Sheet1.B43:Sheet1.B43 Sheet1.B44:Sheet1.B46 Sheet1.C44:Sheet1.C46 Sheet1.C44:Sheet1.C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5in" svg:height="3.1in" svg:x="14.7992in" svg:y="0.2406in">
            <draw:object draw:notify-on-update-of-ranges="Sheet1.A23:Sheet1.A23 Sheet1.A24:Sheet1.A26 Sheet1.B23:Sheet1.B23 Sheet1.B24:Sheet1.B26 Sheet1.C24:Sheet1.C26 Sheet1.C24:Sheet1.C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5in" svg:height="3.0902in" svg:x="14.7559in" svg:y="3.5323in">
            <draw:object draw:notify-on-update-of-ranges="Sheet1.A28:Sheet1.A28 Sheet1.A29:Sheet1.A31 Sheet1.B28:Sheet1.B28 Sheet1.B29:Sheet1.B31 Sheet1.C29:Sheet1.C31 Sheet1.C29:Sheet1.C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Baseline</text:p>
          </table:table-cell>
          <table:table-cell office:value-type="float" office:value="59.034020094079" calcext:value-type="float">
            <text:p>59.0340200941</text:p>
          </table:table-cell>
          <table:table-cell office:value-type="float" office:value="0.796409047445076" calcext:value-type="float">
            <text:p>0.79640904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cart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Baseline</text:p>
          </table:table-cell>
          <table:table-cell office:value-type="float" office:value="6.09673235520867" calcext:value-type="float">
            <text:p>6.0967323552</text:p>
          </table:table-cell>
          <table:table-cell office:value-type="float" office:value="0.0932901069973787" calcext:value-type="float">
            <text:p>0.09329010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Baseline</text:p>
          </table:table-cell>
          <table:table-cell office:value-type="float" office:value="5.99551903452625" calcext:value-type="float">
            <text:p>5.9955190345</text:p>
          </table:table-cell>
          <table:table-cell office:value-type="float" office:value="0.0694602754461943" calcext:value-type="float">
            <text:p>0.06946027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Benchmark_SimpleBoxed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66.1878208931372" calcext:value-type="float">
            <text:p>66.1878208931</text:p>
          </table:table-cell>
          <table:table-cell office:value-type="float" office:value="0.919470236848055" calcext:value-type="float">
            <text:p>0.9194702368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39.558352538046" calcext:value-type="float">
            <text:p>39.558352538</text:p>
          </table:table-cell>
          <table:table-cell office:value-type="float" office:value="0.861313121861153" calcext:value-type="float">
            <text:p>0.8613131219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48.3076593457922" calcext:value-type="float">
            <text:p>48.3076593458</text:p>
          </table:table-cell>
          <table:table-cell office:value-type="float" office:value="1.18376519378781" calcext:value-type="float">
            <text:p>1.183765193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ps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NotFused</text:p>
          </table:table-cell>
          <table:table-cell office:value-type="float" office:value="72.9451660216912" calcext:value-type="float">
            <text:p>72.9451660217</text:p>
          </table:table-cell>
          <table:table-cell office:value-type="float" office:value="2.26955409440296" calcext:value-type="float">
            <text:p>2.2695540944</text:p>
          </table:table-cell>
          <table:table-cell/>
        </table:table-row>
        <table:table-row table:style-name="ro1">
          <table:table-cell office:value-type="string" calcext:value-type="string">
            <text:p>Fused</text:p>
          </table:table-cell>
          <table:table-cell office:value-type="float" office:value="50.3400748426407" calcext:value-type="float">
            <text:p>50.3400748426</text:p>
          </table:table-cell>
          <table:table-cell office:value-type="float" office:value="1.13709067802153" calcext:value-type="float">
            <text:p>1.137090678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59.4292623480702" calcext:value-type="float">
            <text:p>59.4292623481</text:p>
          </table:table-cell>
          <table:table-cell office:value-type="float" office:value="4.72561946807132" calcext:value-type="float">
            <text:p>4.72561946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t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73.546224502381" calcext:value-type="float">
            <text:p>173.5462245024</text:p>
          </table:table-cell>
          <table:table-cell office:value-type="float" office:value="5.3653434943293" calcext:value-type="float">
            <text:p>5.3653434943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70.593482735714" calcext:value-type="float">
            <text:p>170.5934827357</text:p>
          </table:table-cell>
          <table:table-cell office:value-type="float" office:value="6.13652295260375" calcext:value-type="float">
            <text:p>6.1365229526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170.52357632381" calcext:value-type="float">
            <text:p>170.5235763238</text:p>
          </table:table-cell>
          <table:table-cell office:value-type="float" office:value="7.74055020325935" calcext:value-type="float">
            <text:p>7.74055020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7.009390611195" calcext:value-type="float">
            <text:p>7.0093906112</text:p>
          </table:table-cell>
          <table:table-cell office:value-type="float" office:value="0.155187070017232" calcext:value-type="float">
            <text:p>0.15518707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6.52584586252021" calcext:value-type="float">
            <text:p>6.5258458625</text:p>
          </table:table-cell>
          <table:table-cell office:value-type="float" office:value="0.0894911476622824" calcext:value-type="float">
            <text:p>0.0894911477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6.90299197409861" calcext:value-type="float">
            <text:p>6.9029919741</text:p>
          </table:table-cell>
          <table:table-cell office:value-type="float" office:value="0.170254384164017" calcext:value-type="float">
            <text:p>0.170254384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/m/rdc</text:p>
          </table:table-cell>
          <table:table-cell office:value-type="string" calcext:value-type="string">
            <text:p>Score Error (99.9%)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2.8133906769827" calcext:value-type="float">
            <text:p>12.813390677</text:p>
          </table:table-cell>
          <table:table-cell office:value-type="float" office:value="0.231600296847164" calcext:value-type="float">
            <text:p>0.2316002968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2.012531732533" calcext:value-type="float">
            <text:p>12.0125317325</text:p>
          </table:table-cell>
          <table:table-cell office:value-type="float" office:value="0.201732873090355" calcext:value-type="float">
            <text:p>0.2017328731</text:p>
          </table:table-cell>
          <table:table-cell/>
        </table:table-row>
        <table:table-row table:style-name="ro1">
          <table:table-cell office:value-type="string" calcext:value-type="string">
            <text:p>Java 8</text:p>
          </table:table-cell>
          <table:table-cell office:value-type="float" office:value="10.3458664246509" calcext:value-type="float">
            <text:p>10.3458664247</text:p>
          </table:table-cell>
          <table:table-cell office:value-type="float" office:value="0.407126910719459" calcext:value-type="float">
            <text:p>0.40712691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00:53:14.35874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9T02:58:48.827101906</dc:date>
    <dc:creator>Aggelos Biboudis</dc:creator>
    <meta:generator>LibreOffice/4.2.7.2$Linux_X86_64 LibreOffice_project/420$Build-2</meta:generator>
    <meta:editing-duration>P0D</meta:editing-duration>
    <meta:editing-cycles>2</meta:editing-cycles>
    <meta:document-statistic meta:table-count="1" meta:cell-count="10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34:Sheet1.C36" chart:error-lower-range="Sheet1.C34:Sheet1.C36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34:Sheet1.C36" chart:error-lower-range="Sheet1.C34:Sheet1.C3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4:Sheet1.C36" chart:error-lower-range="Sheet1.C34:Sheet1.C36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." xlink:type="simple" chart:class="chart:bar" chart:style-name="ch1">
        <chart:legend chart:legend-position="end" svg:x="12.052cm" svg:y="3.626cm" style:legend-expansion="high" chart:style-name="ch2"/>
        <chart:plot-area chart:style-name="ch3" table:cell-range-address="Sheet1.A33:Sheet1.B36" chart:data-source-has-labels="both" svg:x="1.29cm" svg:y="0.157cm" svg:width="10.483cm" svg:height="7.536cm">
          <chartooo:coordinate-region svg:x="2.097cm" svg:y="0.157cm" svg:width="9.676cm" svg:height="6.889cm"/>
          <chart:axis chart:dimension="x" chart:name="primary-x" chart:style-name="ch4" chartooo:axis-type="auto">
            <chartooo:date-scale/>
            <chart:categories table:cell-range-address="Sheet1.A34:Sheet1.A36"/>
          </chart:axis>
          <chart:axis chart:dimension="y" chart:name="primary-y" chart:style-name="ch5">
            <chart:title svg:x="0.451cm" svg:y="4.723cm" chart:style-name="ch6">
              <text:p>avg ms/op</text:p>
            </chart:title>
            <chart:grid chart:style-name="ch7" chart:class="major"/>
          </chart:axis>
          <chart:series chart:style-name="ch8" chart:values-cell-range-address="Sheet1.B34:Sheet1.B36" chart:label-cell-address="Sheet1.B33:Sheet1.B33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/rdc</text:p>
                <draw:g>
                  <svg:desc>Sheet1.B33:Sheet1.B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34:Sheet1.A36</svg:desc>
                </draw:g>
              </table:table-cell>
              <table:table-cell office:value-type="float" office:value="173.546224502381">
                <text:p>173.546224502381</text:p>
                <draw:g>
                  <svg:desc>Sheet1.B34:Sheet1.B36</svg:desc>
                </draw:g>
              </table:table-cell>
              <table:table-cell office:value-type="float" office:value="5.3653434943293">
                <text:p>5.3653434943293</text:p>
                <draw:g>
                  <svg:desc>Sheet1.C34:Sheet1.C36</svg:desc>
                </draw:g>
              </table:table-cell>
              <table:table-cell office:value-type="float" office:value="5.3653434943293">
                <text:p>5.3653434943293</text:p>
                <draw:g>
                  <svg:desc>Sheet1.C34:Sheet1.C36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170.593482735714">
                <text:p>170.593482735714</text:p>
              </table:table-cell>
              <table:table-cell office:value-type="float" office:value="6.13652295260375">
                <text:p>6.13652295260375</text:p>
              </table:table-cell>
              <table:table-cell office:value-type="float" office:value="6.13652295260375">
                <text:p>6.13652295260375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170.52357632381">
                <text:p>170.52357632381</text:p>
              </table:table-cell>
              <table:table-cell office:value-type="float" office:value="7.74055020325935">
                <text:p>7.74055020325935</text:p>
              </table:table-cell>
              <table:table-cell office:value-type="float" office:value="7.74055020325935">
                <text:p>7.74055020325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39:Sheet1.C41" chart:error-lower-range="Sheet1.C39:Sheet1.C4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39:Sheet1.C41" chart:error-lower-range="Sheet1.C39:Sheet1.C4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9:Sheet1.C41" chart:error-lower-range="Sheet1.C39:Sheet1.C41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528cm" svg:y="3.638cm" style:legend-expansion="high" chart:style-name="ch2"/>
        <chart:plot-area chart:style-name="ch3" table:cell-range-address="Sheet1.A38:Sheet1.B41" chart:data-source-has-labels="both" svg:x="1.29cm" svg:y="0.157cm" svg:width="10.959cm" svg:height="7.561cm">
          <chartooo:coordinate-region svg:x="1.911cm" svg:y="0.356cm" svg:width="10.338cm" svg:height="6.715cm"/>
          <chart:axis chart:dimension="x" chart:name="primary-x" chart:style-name="ch4" chartooo:axis-type="auto">
            <chartooo:date-scale/>
            <chart:categories table:cell-range-address="Sheet1.A39:Sheet1.A41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39:Sheet1.B41" chart:label-cell-address="Sheet1.B38:Sheet1.B38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/rdc</text:p>
                <draw:g>
                  <svg:desc>Sheet1.B38:Sheet1.B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39:Sheet1.A41</svg:desc>
                </draw:g>
              </table:table-cell>
              <table:table-cell office:value-type="float" office:value="7.009390611195">
                <text:p>7.009390611195</text:p>
                <draw:g>
                  <svg:desc>Sheet1.B39:Sheet1.B41</svg:desc>
                </draw:g>
              </table:table-cell>
              <table:table-cell office:value-type="float" office:value="0.155187070017232">
                <text:p>0.155187070017232</text:p>
                <draw:g>
                  <svg:desc>Sheet1.C39:Sheet1.C41</svg:desc>
                </draw:g>
              </table:table-cell>
              <table:table-cell office:value-type="float" office:value="0.155187070017232">
                <text:p>0.155187070017232</text:p>
                <draw:g>
                  <svg:desc>Sheet1.C39:Sheet1.C41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6.52584586252021">
                <text:p>6.52584586252021</text:p>
              </table:table-cell>
              <table:table-cell office:value-type="float" office:value="0.0894911476622824">
                <text:p>0.0894911476622824</text:p>
              </table:table-cell>
              <table:table-cell office:value-type="float" office:value="0.0894911476622824">
                <text:p>0.0894911476622824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6.90299197409861">
                <text:p>6.90299197409861</text:p>
              </table:table-cell>
              <table:table-cell office:value-type="float" office:value="0.170254384164017">
                <text:p>0.170254384164017</text:p>
              </table:table-cell>
              <table:table-cell office:value-type="float" office:value="0.170254384164017">
                <text:p>0.170254384164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44:Sheet1.C46" chart:error-lower-range="Sheet1.C44:Sheet1.C46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44:Sheet1.C46" chart:error-lower-range="Sheet1.C44:Sheet1.C4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44:Sheet1.C46" chart:error-lower-range="Sheet1.C44:Sheet1.C46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131cm" svg:y="3.638cm" style:legend-expansion="high" chart:style-name="ch2"/>
        <chart:plot-area chart:style-name="ch3" table:cell-range-address="Sheet1.A43:Sheet1.B46" chart:data-source-has-labels="both" svg:x="1.29cm" svg:y="0.157cm" svg:width="10.562cm" svg:height="7.561cm">
          <chartooo:coordinate-region svg:x="1.911cm" svg:y="0.357cm" svg:width="9.941cm" svg:height="6.714cm"/>
          <chart:axis chart:dimension="x" chart:name="primary-x" chart:style-name="ch4" chartooo:axis-type="auto">
            <chartooo:date-scale/>
            <chart:categories table:cell-range-address="Sheet1.A44:Sheet1.A46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44:Sheet1.B46" chart:label-cell-address="Sheet1.B43:Sheet1.B43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/m/rdc</text:p>
                <draw:g>
                  <svg:desc>Sheet1.B43:Sheet1.B4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ull</text:p>
                <draw:g>
                  <svg:desc>Sheet1.A44:Sheet1.A46</svg:desc>
                </draw:g>
              </table:table-cell>
              <table:table-cell office:value-type="float" office:value="12.8133906769827">
                <text:p>12.8133906769827</text:p>
                <draw:g>
                  <svg:desc>Sheet1.B44:Sheet1.B46</svg:desc>
                </draw:g>
              </table:table-cell>
              <table:table-cell office:value-type="float" office:value="0.231600296847164">
                <text:p>0.231600296847164</text:p>
                <draw:g>
                  <svg:desc>Sheet1.C44:Sheet1.C46</svg:desc>
                </draw:g>
              </table:table-cell>
              <table:table-cell office:value-type="float" office:value="0.231600296847164">
                <text:p>0.231600296847164</text:p>
                <draw:g>
                  <svg:desc>Sheet1.C44:Sheet1.C46</svg:desc>
                </draw:g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12.012531732533">
                <text:p>12.012531732533</text:p>
              </table:table-cell>
              <table:table-cell office:value-type="float" office:value="0.201732873090355">
                <text:p>0.201732873090355</text:p>
              </table:table-cell>
              <table:table-cell office:value-type="float" office:value="0.201732873090355">
                <text:p>0.201732873090355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10.3458664246509">
                <text:p>10.3458664246509</text:p>
              </table:table-cell>
              <table:table-cell office:value-type="float" office:value="0.407126910719459">
                <text:p>0.407126910719459</text:p>
              </table:table-cell>
              <table:table-cell office:value-type="float" office:value="0.407126910719459">
                <text:p>0.407126910719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24:Sheet1.C26" chart:error-lower-range="Sheet1.C24:Sheet1.C26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24:Sheet1.C26" chart:error-lower-range="Sheet1.C24:Sheet1.C2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24:Sheet1.C26" chart:error-lower-range="Sheet1.C24:Sheet1.C26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75cm" xlink:href=".." xlink:type="simple" chart:class="chart:bar" chart:style-name="ch1">
        <chart:legend chart:legend-position="end" svg:x="12.369cm" svg:y="3.638cm" style:legend-expansion="high" chart:style-name="ch2"/>
        <chart:plot-area chart:style-name="ch3" table:cell-range-address="Sheet1.A23:Sheet1.B26" chart:data-source-has-labels="both" svg:x="1.29cm" svg:y="0.157cm" svg:width="10.8cm" svg:height="7.561cm">
          <chartooo:coordinate-region svg:x="2.097cm" svg:y="0.356cm" svg:width="9.993cm" svg:height="6.715cm"/>
          <chart:axis chart:dimension="x" chart:name="primary-x" chart:style-name="ch4" chartooo:axis-type="auto">
            <chartooo:date-scale/>
            <chart:categories table:cell-range-address="Sheet1.A24:Sheet1.A26"/>
          </chart:axis>
          <chart:axis chart:dimension="y" chart:name="primary-y" chart:style-name="ch5">
            <chart:title svg:x="0.451cm" svg:y="4.735cm" chart:style-name="ch6">
              <text:p>avg ms/op</text:p>
            </chart:title>
            <chart:grid chart:style-name="ch7" chart:class="major"/>
          </chart:axis>
          <chart:series chart:style-name="ch8" chart:values-cell-range-address="Sheet1.B24:Sheet1.B26" chart:label-cell-address="Sheet1.B23:Sheet1.B23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</text:p>
                <draw:g>
                  <svg:desc>Sheet1.B23:Sheet1.B2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tFused</text:p>
                <draw:g>
                  <svg:desc>Sheet1.A24:Sheet1.A26</svg:desc>
                </draw:g>
              </table:table-cell>
              <table:table-cell office:value-type="float" office:value="66.1878208931372">
                <text:p>66.1878208931372</text:p>
                <draw:g>
                  <svg:desc>Sheet1.B24:Sheet1.B26</svg:desc>
                </draw:g>
              </table:table-cell>
              <table:table-cell office:value-type="float" office:value="0.919470236848055">
                <text:p>0.919470236848055</text:p>
                <draw:g>
                  <svg:desc>Sheet1.C24:Sheet1.C26</svg:desc>
                </draw:g>
              </table:table-cell>
              <table:table-cell office:value-type="float" office:value="0.919470236848055">
                <text:p>0.919470236848055</text:p>
                <draw:g>
                  <svg:desc>Sheet1.C24:Sheet1.C26</svg:desc>
                </draw:g>
              </table:table-cell>
            </table:table-row>
            <table:table-row>
              <table:table-cell office:value-type="string">
                <text:p>Fused</text:p>
              </table:table-cell>
              <table:table-cell office:value-type="float" office:value="39.558352538046">
                <text:p>39.558352538046</text:p>
              </table:table-cell>
              <table:table-cell office:value-type="float" office:value="0.861313121861153">
                <text:p>0.861313121861153</text:p>
              </table:table-cell>
              <table:table-cell office:value-type="float" office:value="0.861313121861153">
                <text:p>0.861313121861153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48.3076593457922">
                <text:p>48.3076593457922</text:p>
              </table:table-cell>
              <table:table-cell office:value-type="float" office:value="1.18376519378781">
                <text:p>1.18376519378781</text:p>
              </table:table-cell>
              <table:table-cell office:value-type="float" office:value="1.18376519378781">
                <text:p>1.183765193787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29:Sheet1.C31" chart:error-lower-range="Sheet1.C29:Sheet1.C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C29:Sheet1.C31" chart:error-lower-range="Sheet1.C29:Sheet1.C3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29:Sheet1.C31" chart:error-lower-range="Sheet1.C29:Sheet1.C31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." xlink:type="simple" chart:class="chart:bar" chart:style-name="ch1">
        <chart:legend chart:legend-position="end" svg:x="12.369cm" svg:y="3.626cm" style:legend-expansion="high" chart:style-name="ch2"/>
        <chart:plot-area chart:style-name="ch3" table:cell-range-address="Sheet1.A28:Sheet1.B31" chart:data-source-has-labels="both" svg:x="1.29cm" svg:y="0.157cm" svg:width="10.8cm" svg:height="7.536cm">
          <chartooo:coordinate-region svg:x="2.097cm" svg:y="0.356cm" svg:width="9.993cm" svg:height="6.69cm"/>
          <chart:axis chart:dimension="x" chart:name="primary-x" chart:style-name="ch4" chartooo:axis-type="auto">
            <chartooo:date-scale/>
            <chart:categories table:cell-range-address="Sheet1.A29:Sheet1.A31"/>
          </chart:axis>
          <chart:axis chart:dimension="y" chart:name="primary-y" chart:style-name="ch5">
            <chart:title svg:x="0.451cm" svg:y="4.723cm" chart:style-name="ch6">
              <text:p>avg ms/op</text:p>
            </chart:title>
            <chart:grid chart:style-name="ch7" chart:class="major"/>
          </chart:axis>
          <chart:series chart:style-name="ch8" chart:values-cell-range-address="Sheet1.B29:Sheet1.B31" chart:label-cell-address="Sheet1.B28:Sheet1.B28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s</text:p>
                <draw:g>
                  <svg:desc>Sheet1.B28:Sheet1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tFused</text:p>
                <draw:g>
                  <svg:desc>Sheet1.A29:Sheet1.A31</svg:desc>
                </draw:g>
              </table:table-cell>
              <table:table-cell office:value-type="float" office:value="72.9451660216912">
                <text:p>72.9451660216912</text:p>
                <draw:g>
                  <svg:desc>Sheet1.B29:Sheet1.B31</svg:desc>
                </draw:g>
              </table:table-cell>
              <table:table-cell office:value-type="float" office:value="2.26955409440296">
                <text:p>2.26955409440296</text:p>
                <draw:g>
                  <svg:desc>Sheet1.C29:Sheet1.C31</svg:desc>
                </draw:g>
              </table:table-cell>
              <table:table-cell office:value-type="float" office:value="2.26955409440296">
                <text:p>2.26955409440296</text:p>
                <draw:g>
                  <svg:desc>Sheet1.C29:Sheet1.C31</svg:desc>
                </draw:g>
              </table:table-cell>
            </table:table-row>
            <table:table-row>
              <table:table-cell office:value-type="string">
                <text:p>Fused</text:p>
              </table:table-cell>
              <table:table-cell office:value-type="float" office:value="50.3400748426407">
                <text:p>50.3400748426407</text:p>
              </table:table-cell>
              <table:table-cell office:value-type="float" office:value="1.13709067802153">
                <text:p>1.13709067802153</text:p>
              </table:table-cell>
              <table:table-cell office:value-type="float" office:value="1.13709067802153">
                <text:p>1.13709067802153</text:p>
              </table:table-cell>
            </table:table-row>
            <table:table-row>
              <table:table-cell office:value-type="string">
                <text:p>Java 8</text:p>
              </table:table-cell>
              <table:table-cell office:value-type="float" office:value="59.4292623480702">
                <text:p>59.4292623480702</text:p>
              </table:table-cell>
              <table:table-cell office:value-type="float" office:value="4.72561946807132">
                <text:p>4.72561946807132</text:p>
              </table:table-cell>
              <table:table-cell office:value-type="float" office:value="4.72561946807132">
                <text:p>4.72561946807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